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etAddressUtil.checkNetmask( InetAddress netmask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InetAddressUtil.getClassPart( InetAddress ip , int part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etAddressUtil.InetAddressUtil(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etAddressUtil.contains( InetAddress network , InetAddress netmask , InetAddress ip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InetAddressUtil.getAddress( String strin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